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CMMI10" svg:font-family="CMMI10"/>
    <style:font-face style:name="CMR10" svg:font-family="CMR10"/>
    <style:font-face style:name="CMSY10" svg:font-family="CMSY10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903cm" table:align="left"/>
    </style:style>
    <style:style style:name="Table1.A" style:family="table-column">
      <style:table-column-properties style:column-width="0.792cm"/>
    </style:style>
    <style:style style:name="Table1.B" style:family="table-column">
      <style:table-column-properties style:column-width="0.817cm"/>
    </style:style>
    <style:style style:name="Table1.C" style:family="table-column">
      <style:table-column-properties style:column-width="0.794cm"/>
    </style:style>
    <style:style style:name="Table1.D" style:family="table-column">
      <style:table-column-properties style:column-width="1.005cm"/>
    </style:style>
    <style:style style:name="Table1.E" style:family="table-column">
      <style:table-column-properties style:column-width="1.191cm"/>
    </style:style>
    <style:style style:name="Table1.G" style:family="table-column">
      <style:table-column-properties style:column-width="1.215cm"/>
    </style:style>
    <style:style style:name="Table1.H" style:family="table-column">
      <style:table-column-properties style:column-width="3.8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903cm" table:align="left"/>
    </style:style>
    <style:style style:name="Table2.A" style:family="table-column">
      <style:table-column-properties style:column-width="0.792cm"/>
    </style:style>
    <style:style style:name="Table2.B" style:family="table-column">
      <style:table-column-properties style:column-width="0.817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1.005cm"/>
    </style:style>
    <style:style style:name="Table2.E" style:family="table-column">
      <style:table-column-properties style:column-width="1.191cm"/>
    </style:style>
    <style:style style:name="Table2.G" style:family="table-column">
      <style:table-column-properties style:column-width="1.215cm"/>
    </style:style>
    <style:style style:name="Table2.H" style:family="table-column">
      <style:table-column-properties style:column-width="3.8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 Neue" fo:font-size="10pt" style:font-size-asian="10pt" style:font-size-complex="10pt"/>
    </style:style>
    <style:style style:name="P2" style:family="paragraph" style:parent-style-name="Text_20_body">
      <style:text-properties style:font-name="Helvetica Neue" fo:font-size="10pt" officeooo:rsid="00160d10" officeooo:paragraph-rsid="00160d10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Helvetica Neue" fo:font-size="10pt" officeooo:paragraph-rsid="0017718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Helvetica Neue" fo:font-size="10pt" officeooo:rsid="00160d10" officeooo:paragraph-rsid="00160d1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Helvetica Neue" fo:font-size="10pt" officeooo:rsid="00160d10" officeooo:paragraph-rsid="0017718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Helvetica Neue" fo:font-size="10pt" officeooo:rsid="00189d17" officeooo:paragraph-rsid="00189d1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Helvetica Neue" fo:font-size="10pt" officeooo:rsid="001a6e2b" officeooo:paragraph-rsid="001a6e2b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Helvetica Neue" fo:font-size="10pt" officeooo:rsid="001a6e2b" officeooo:paragraph-rsid="001c3ab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Helvetica Neue" fo:font-size="10pt" officeooo:rsid="001a81a5" officeooo:paragraph-rsid="001a81a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Helvetica Neue" fo:font-size="10pt" officeooo:rsid="001a81a5" officeooo:paragraph-rsid="001c3ab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Helvetica Neue" fo:font-size="10pt" officeooo:rsid="001b78c8" officeooo:paragraph-rsid="001b78c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Helvetica Neue" fo:font-size="10pt" officeooo:rsid="001b78c8" officeooo:paragraph-rsid="001c3ab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Helvetica Neue" fo:font-size="10pt" officeooo:rsid="001c3ab5" officeooo:paragraph-rsid="001c3ab5" style:font-size-asian="10pt" style:font-size-complex="10pt"/>
    </style:style>
    <style:style style:name="P14" style:family="paragraph" style:parent-style-name="Text_20_body">
      <style:text-properties style:font-name="Helvetica Neue" fo:font-size="10pt" officeooo:paragraph-rsid="0017718e"/>
    </style:style>
    <style:style style:name="P15" style:family="paragraph" style:parent-style-name="Text_20_body">
      <style:text-properties style:font-name="Helvetica Neue" fo:font-size="10pt" officeooo:rsid="00160d10" officeooo:paragraph-rsid="00160d10" style:font-size-asian="10pt" style:font-size-complex="10pt"/>
    </style:style>
    <style:style style:name="P16" style:family="paragraph" style:parent-style-name="Text_20_body">
      <style:text-properties style:font-name="Helvetica Neue" fo:font-size="10pt" officeooo:rsid="00160d10" officeooo:paragraph-rsid="001a3bbb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Helvetica Neue" fo:font-size="10pt" officeooo:rsid="00160d10" officeooo:paragraph-rsid="001a3bbb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Helvetica Neue" fo:font-size="10pt" officeooo:rsid="00160d10" officeooo:paragraph-rsid="001c3ab5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Helvetica Neue" fo:font-size="10pt" officeooo:paragraph-rsid="001a3bbb" style:font-size-asian="10pt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Helvetica Neue" fo:font-size="10pt" officeooo:paragraph-rsid="001c3ab5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style:font-name="Helvetica Neue" fo:font-size="10pt" officeooo:rsid="001a3bbb" officeooo:paragraph-rsid="001a3bbb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style:font-name="Helvetica Neue" fo:font-size="10pt" officeooo:rsid="001c3ab5" officeooo:paragraph-rsid="001c3ab5" style:font-size-asian="10pt" style:font-size-complex="10pt"/>
    </style:style>
    <style:style style:name="P23" style:family="paragraph" style:parent-style-name="Standard">
      <style:text-properties officeooo:rsid="001c3ab5" officeooo:paragraph-rsid="001c3ab5"/>
    </style:style>
    <style:style style:name="T1" style:family="text">
      <style:text-properties style:font-name="CMMI10"/>
    </style:style>
    <style:style style:name="T2" style:family="text">
      <style:text-properties style:font-name="CMMI10" officeooo:rsid="001a3bbb"/>
    </style:style>
    <style:style style:name="T3" style:family="text">
      <style:text-properties style:font-name="CMMI10" officeooo:rsid="00160d10"/>
    </style:style>
    <style:style style:name="T4" style:family="text">
      <style:text-properties style:font-name="CMMI10" officeooo:rsid="001c3ab5"/>
    </style:style>
    <style:style style:name="T5" style:family="text">
      <style:text-properties officeooo:rsid="00160d10"/>
    </style:style>
    <style:style style:name="T6" style:family="text">
      <style:text-properties style:font-name="CMR10"/>
    </style:style>
    <style:style style:name="T7" style:family="text">
      <style:text-properties style:font-name="CMR10" officeooo:rsid="00160d10"/>
    </style:style>
    <style:style style:name="T8" style:family="text">
      <style:text-properties officeooo:rsid="0017718e"/>
    </style:style>
    <style:style style:name="T9" style:family="text">
      <style:text-properties officeooo:rsid="0017718e" style:font-size-asian="10pt" style:font-size-complex="10pt"/>
    </style:style>
    <style:style style:name="T10" style:family="text">
      <style:text-properties officeooo:rsid="00160d10" style:font-size-asian="10pt" style:font-size-complex="10pt"/>
    </style:style>
    <style:style style:name="T11" style:family="text">
      <style:text-properties officeooo:rsid="001a3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Aufgabe <text:span text:style-name="T11">2</text:span>)</text:p>
      <text:p text:style-name="P2">a)</text:p>
      <text:p text:style-name="P16"><text:span text:style-name="T6">(</text:span><text:span text:style-name="T1">p </text:span>∧ <text:span text:style-name="T1">q </text:span>∧ <text:span text:style-name="T1">r</text:span><text:span text:style-name="T6">) </text:span>⇒ <text:span text:style-name="T1">c </text:span><text:span text:style-name="T2">≡ </text:span><text:span text:style-name="T11">¬</text:span><text:span text:style-name="T6">(</text:span><text:span text:style-name="T1">p </text:span>∧ <text:span text:style-name="T1">q </text:span>∧ <text:span text:style-name="T1">r</text:span><text:span text:style-name="T6">) </text:span>∨ <text:span text:style-name="T1">c </text:span><text:span text:style-name="T2">≡ </text:span><text:span text:style-name="T11">¬</text:span><text:span text:style-name="T1">p </text:span>∨ ¬<text:span text:style-name="T1">q </text:span>∨ ¬<text:span text:style-name="T1">r</text:span><text:span text:style-name="T6"> </text:span>∨ <text:span text:style-name="T1">c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row>
          <table:table-cell table:style-name="Table1.A1" office:value-type="string">
            <text:p text:style-name="P4">p</text:p>
          </table:table-cell>
          <table:table-cell table:style-name="Table1.A1" office:value-type="string">
            <text:p text:style-name="P4">q</text:p>
          </table:table-cell>
          <table:table-cell table:style-name="Table1.A1" office:value-type="string">
            <text:p text:style-name="P4">r</text:p>
          </table:table-cell>
          <table:table-cell table:style-name="Table1.A1" office:value-type="string">
            <text:p text:style-name="P21">c</text:p>
          </table:table-cell>
          <table:table-cell table:style-name="Table1.A1" office:value-type="string">
            <text:p text:style-name="P19"><text:span text:style-name="T11">¬</text:span><text:span text:style-name="T3">p</text:span></text:p>
          </table:table-cell>
          <table:table-cell table:style-name="Table1.A1" office:value-type="string">
            <text:p text:style-name="P17">¬<text:span text:style-name="T1">q</text:span></text:p>
          </table:table-cell>
          <table:table-cell table:style-name="Table1.A1" office:value-type="string">
            <text:p text:style-name="P17">¬<text:span text:style-name="T1">r</text:span></text:p>
          </table:table-cell>
          <table:table-cell table:style-name="Table1.H1" office:value-type="string">
            <text:p text:style-name="P19"><text:span text:style-name="T11">¬</text:span><text:span text:style-name="T3">p </text:span><text:span text:style-name="T5">∨ ¬</text:span><text:span text:style-name="T3">q </text:span><text:span text:style-name="T5">∨ ¬</text:span><text:span text:style-name="T3">r</text:span><text:span text:style-name="T7"> </text:span><text:span text:style-name="T5">∨ </text:span><text:span text:style-name="T3">c </text:span><text:s/></text:p>
          </table:table-cell>
        </table:table-row>
        <table:table-row>
          <table:table-cell table:style-name="Table1.A2" office:value-type="string">
            <text:p text:style-name="P7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7">1</text:p>
            <text:p text:style-name="P7">1</text:p>
            <text:p text:style-name="P7">1</text:p>
            <text:p text:style-name="P7">1</text:p>
            <text:p text:style-name="P7">1</text:p>
            <text:p text:style-name="P7">1</text:p>
            <text:p text:style-name="P7">1</text:p>
            <text:p text:style-name="P7">1</text:p>
          </table:table-cell>
          <table:table-cell table:style-name="Table1.A2" office:value-type="string">
            <text:p text:style-name="P7">0</text:p>
            <text:p text:style-name="P9">0</text:p>
            <text:p text:style-name="P9">0</text:p>
            <text:p text:style-name="P9">0</text:p>
            <text:p text:style-name="P7">1</text:p>
            <text:p text:style-name="P7">1</text:p>
            <text:p text:style-name="P7">1</text:p>
            <text:p text:style-name="P7">1</text:p>
            <text:p text:style-name="P9">0</text:p>
            <text:p text:style-name="P9">0</text:p>
            <text:p text:style-name="P9">0</text:p>
            <text:p text:style-name="P9">0</text:p>
            <text:p text:style-name="P7">1</text:p>
            <text:p text:style-name="P7">1</text:p>
            <text:p text:style-name="P7">1</text:p>
            <text:p text:style-name="P7">1</text:p>
          </table:table-cell>
          <table:table-cell table:style-name="Table1.A2" office:value-type="string">
            <text:p text:style-name="P7">0</text:p>
            <text:p text:style-name="P9">0</text:p>
            <text:p text:style-name="P7">1</text:p>
            <text:p text:style-name="P7">1</text:p>
            <text:p text:style-name="P9">0</text:p>
            <text:p text:style-name="P9">0</text:p>
            <text:p text:style-name="P7">1</text:p>
            <text:p text:style-name="P7">1</text:p>
            <text:p text:style-name="P9">0</text:p>
            <text:p text:style-name="P9">0</text:p>
            <text:p text:style-name="P7">1</text:p>
            <text:p text:style-name="P7">1</text:p>
            <text:p text:style-name="P9">0</text:p>
            <text:p text:style-name="P9">0</text:p>
            <text:p text:style-name="P7">1</text:p>
            <text:p text:style-name="P7">1</text:p>
          </table:table-cell>
          <table:table-cell table:style-name="Table1.A2" office:value-type="string">
            <text:p text:style-name="P7">0</text:p>
            <text:p text:style-name="P7">1</text:p>
            <text:p text:style-name="P9">0</text:p>
            <text:p text:style-name="P9">1</text:p>
            <text:p text:style-name="P9">0</text:p>
            <text:p text:style-name="P7">1</text:p>
            <text:p text:style-name="P9">0</text:p>
            <text:p text:style-name="P7">1</text:p>
            <text:p text:style-name="P9">0</text:p>
            <text:p text:style-name="P7">1</text:p>
            <text:p text:style-name="P9">0</text:p>
            <text:p text:style-name="P7">1</text:p>
            <text:p text:style-name="P9">0</text:p>
            <text:p text:style-name="P7">1</text:p>
            <text:p text:style-name="P9">0</text:p>
            <text:p text:style-name="P7">1</text:p>
          </table:table-cell>
          <table:table-cell table:style-name="Table1.A2" office:value-type="string">
            <text:p text:style-name="P9">1</text:p>
            <text:p text:style-name="P9">1</text:p>
            <text:p text:style-name="P9">1</text:p>
            <text:p text:style-name="P9">1</text:p>
            <text:p text:style-name="P9">1</text:p>
            <text:p text:style-name="P9">1</text:p>
            <text:p text:style-name="P9">1</text:p>
            <text:p text:style-name="P9">1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  <text:p text:style-name="P9">0</text:p>
          </table:table-cell>
          <table:table-cell table:style-name="Table1.A2" office:value-type="string">
            <text:p text:style-name="P9">1</text:p>
            <text:p text:style-name="P9">1</text:p>
            <text:p text:style-name="P9">1</text:p>
            <text:p text:style-name="P9">1</text:p>
            <text:p text:style-name="P9">0</text:p>
            <text:p text:style-name="P9">0</text:p>
            <text:p text:style-name="P9">0</text:p>
            <text:p text:style-name="P9">0</text:p>
            <text:p text:style-name="P9">1</text:p>
            <text:p text:style-name="P9">1</text:p>
            <text:p text:style-name="P9">1</text:p>
            <text:p text:style-name="P9">1</text:p>
            <text:p text:style-name="P9">0</text:p>
            <text:p text:style-name="P9">0</text:p>
            <text:p text:style-name="P9">0</text:p>
            <text:p text:style-name="P9">0</text:p>
          </table:table-cell>
          <table:table-cell table:style-name="Table1.A2" office:value-type="string">
            <text:p text:style-name="P9">1</text:p>
            <text:p text:style-name="P9">1</text:p>
            <text:p text:style-name="P9">0</text:p>
            <text:p text:style-name="P9">0</text:p>
            <text:p text:style-name="P9">1</text:p>
            <text:p text:style-name="P9">1</text:p>
            <text:p text:style-name="P9">0</text:p>
            <text:p text:style-name="P9">0</text:p>
            <text:p text:style-name="P9">1</text:p>
            <text:p text:style-name="P9">1</text:p>
            <text:p text:style-name="P9">0</text:p>
            <text:p text:style-name="P9">0</text:p>
            <text:p text:style-name="P9">1</text:p>
            <text:p text:style-name="P9">1</text:p>
            <text:p text:style-name="P9">0</text:p>
            <text:p text:style-name="P9">0</text:p>
          </table:table-cell>
          <table:table-cell table:style-name="Table1.H2" office:value-type="string"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1</text:p>
            <text:p text:style-name="P11">0</text:p>
            <text:p text:style-name="P11">1</text:p>
          </table:table-cell>
        </table:table-row>
      </table:table>
      <text:p text:style-name="P1"/>
      <text:p text:style-name="P14"><text:span text:style-name="T9">b</text:span><text:span text:style-name="T10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row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13">p</text:p>
          </table:table-cell>
          <table:table-cell table:style-name="Table2.A1" office:value-type="string">
            <text:p text:style-name="P13">q</text:p>
          </table:table-cell>
          <table:table-cell table:style-name="Table2.A1" office:value-type="string">
            <text:p text:style-name="P22">r</text:p>
          </table:table-cell>
          <table:table-cell table:style-name="Table2.A1" office:value-type="string">
            <text:p text:style-name="P20"><text:span text:style-name="T11">¬</text:span><text:span text:style-name="T3">p</text:span></text:p>
          </table:table-cell>
          <table:table-cell table:style-name="Table2.A1" office:value-type="string">
            <text:p text:style-name="P18">¬<text:span text:style-name="T1">q</text:span></text:p>
          </table:table-cell>
          <table:table-cell table:style-name="Table2.A1" office:value-type="string">
            <text:p text:style-name="P18">¬<text:span text:style-name="T1">r</text:span></text:p>
          </table:table-cell>
          <table:table-cell table:style-name="Table2.H1" office:value-type="string">
            <text:p text:style-name="P20"><text:span text:style-name="T4">c</text:span><text:span text:style-name="T3"> </text:span><text:span text:style-name="T5">∨</text:span><text:span text:style-name="T3"> </text:span><text:span text:style-name="T5">¬</text:span><text:span text:style-name="T3">p </text:span><text:span text:style-name="T5">∨ ¬</text:span><text:span text:style-name="T3">q </text:span><text:span text:style-name="T5">∨ ¬</text:span><text:span text:style-name="T3">r</text:span><text:span text:style-name="T7"> </text:span><text:s/></text:p>
          </table:table-cell>
        </table:table-row>
        <table:table-row>
          <table:table-cell table:style-name="Table2.A2" office:value-type="string">
            <text:p text:style-name="P8">0</text:p>
            <text:p text:style-name="P10">0</text:p>
            <text:p text:style-name="P10">0</text:p>
            <text:p text:style-name="P10">0</text:p>
            <text:p text:style-name="P10">0</text:p>
            <text:p text:style-name="P10">0</text:p>
            <text:p text:style-name="P10">0</text:p>
            <text:p text:style-name="P10">0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2.A2" office:value-type="string">
            <text:p text:style-name="P8">0</text:p>
            <text:p text:style-name="P10">0</text:p>
            <text:p text:style-name="P10">0</text:p>
            <text:p text:style-name="P10">0</text:p>
            <text:p text:style-name="P8">1</text:p>
            <text:p text:style-name="P8">1</text:p>
            <text:p text:style-name="P8">1</text:p>
            <text:p text:style-name="P8">1</text:p>
            <text:p text:style-name="P10">0</text:p>
            <text:p text:style-name="P10">0</text:p>
            <text:p text:style-name="P10">0</text:p>
            <text:p text:style-name="P10">0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2.A2" office:value-type="string">
            <text:p text:style-name="P8">0</text:p>
            <text:p text:style-name="P10">0</text:p>
            <text:p text:style-name="P8">1</text:p>
            <text:p text:style-name="P8">1</text:p>
            <text:p text:style-name="P10">0</text:p>
            <text:p text:style-name="P10">0</text:p>
            <text:p text:style-name="P8">1</text:p>
            <text:p text:style-name="P8">1</text:p>
            <text:p text:style-name="P10">0</text:p>
            <text:p text:style-name="P10">0</text:p>
            <text:p text:style-name="P8">1</text:p>
            <text:p text:style-name="P8">1</text:p>
            <text:p text:style-name="P10">0</text:p>
            <text:p text:style-name="P10">0</text:p>
            <text:p text:style-name="P8">1</text:p>
            <text:p text:style-name="P8">1</text:p>
          </table:table-cell>
          <table:table-cell table:style-name="Table2.A2" office:value-type="string">
            <text:p text:style-name="P8">0</text:p>
            <text:p text:style-name="P8">1</text:p>
            <text:p text:style-name="P10">0</text:p>
            <text:p text:style-name="P10">1</text:p>
            <text:p text:style-name="P10">0</text:p>
            <text:p text:style-name="P8">1</text:p>
            <text:p text:style-name="P10">0</text:p>
            <text:p text:style-name="P8">1</text:p>
            <text:p text:style-name="P10">0</text:p>
            <text:p text:style-name="P8">1</text:p>
            <text:p text:style-name="P10">0</text:p>
            <text:p text:style-name="P8">1</text:p>
            <text:p text:style-name="P10">0</text:p>
            <text:p text:style-name="P8">1</text:p>
            <text:p text:style-name="P10">0</text:p>
            <text:p text:style-name="P8">1</text:p>
          </table:table-cell>
          <table:table-cell table:style-name="Table2.A2" office:value-type="string">
            <text:p text:style-name="P10">1</text:p>
            <text:p text:style-name="P10">1</text:p>
            <text:p text:style-name="P10">1</text:p>
            <text:p text:style-name="P10">1</text:p>
            <text:p text:style-name="P10">0</text:p>
            <text:p text:style-name="P10">0</text:p>
            <text:p text:style-name="P10">0</text:p>
            <text:p text:style-name="P10">0</text:p>
            <text:p text:style-name="P10">1</text:p>
            <text:p text:style-name="P10">1</text:p>
            <text:p text:style-name="P10">1</text:p>
            <text:p text:style-name="P10">1</text:p>
            <text:p text:style-name="P10">0</text:p>
            <text:p text:style-name="P10">0</text:p>
            <text:p text:style-name="P10">0</text:p>
            <text:p text:style-name="P10">0</text:p>
          </table:table-cell>
          <table:table-cell table:style-name="Table2.A2" office:value-type="string">
            <text:p text:style-name="P10">1</text:p>
            <text:p text:style-name="P10">1</text:p>
            <text:p text:style-name="P10">0</text:p>
            <text:p text:style-name="P10">0</text:p>
            <text:p text:style-name="P10">1</text:p>
            <text:p text:style-name="P10">1</text:p>
            <text:p text:style-name="P10">0</text:p>
            <text:p text:style-name="P10">0</text:p>
            <text:p text:style-name="P10">1</text:p>
            <text:p text:style-name="P10">1</text:p>
            <text:p text:style-name="P10">0</text:p>
            <text:p text:style-name="P10">0</text:p>
            <text:p text:style-name="P10">1</text:p>
            <text:p text:style-name="P10">1</text:p>
            <text:p text:style-name="P10">0</text:p>
            <text:p text:style-name="P10">0</text:p>
          </table:table-cell>
          <table:table-cell table:style-name="Table2.A2" office:value-type="string"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  <text:p text:style-name="P13">1</text:p>
            <text:p text:style-name="P13">0</text:p>
          </table:table-cell>
          <table:table-cell table:style-name="Table2.H2" office:value-type="string"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0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  <text:p text:style-name="P13">1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/>
    <style:font-face style:name="CMMI10" svg:font-family="CMMI10"/>
    <style:font-face style:name="CMR10" svg:font-family="CMR10"/>
    <style:font-face style:name="CMSY10" svg:font-family="CMSY10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8:56:05.145279000</meta:creation-date>
    <dc:date>2015-05-15T09:44:41.405695000</dc:date>
    <meta:editing-duration>PT43M</meta:editing-duration>
    <meta:editing-cycles>9</meta:editing-cycles>
    <meta:generator>LibreOffice/4.3.7.2$MacOSX_X86_64 LibreOffice_project/8a35821d8636a03b8bf4e15b48f59794652c68ba</meta:generator>
    <meta:document-statistic meta:table-count="2" meta:image-count="0" meta:object-count="0" meta:page-count="1" meta:paragraph-count="276" meta:word-count="311" meta:character-count="380" meta:non-whitespace-character-count="340"/>
  </office:meta>
</office:document-meta>
</file>